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839in" svg:y="0.0394in">
            <draw:object draw:notify-on-update-of-ranges="Sheet1.A1:Sheet1.A17 Sheet1.B1:Sheet1.B17 Sheet1.A1:Sheet1.A17 Sheet1.C1:Sheet1.C17 Sheet1.A1:Sheet1.A17 Sheet1.D1:Sheet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.5">
            <text:p>6.5</text:p>
          </table:table-cell>
          <table:table-cell office:value-type="float" office:value="7.16667">
            <text:p>7.1666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9.16667">
            <text:p>9.1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8.16667">
            <text:p>8.16667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7.33333">
            <text:p>7.33333</text:p>
          </table:table-cell>
          <table:table-cell office:value-type="float" office:value="8.16667">
            <text:p>8.166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.83333">
            <text:p>7.83333</text:p>
          </table:table-cell>
          <table:table-cell office:value-type="float" office:value="8.16667">
            <text:p>8.166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8.5">
            <text:p>8.5</text:p>
          </table:table-cell>
          <table:table-cell office:value-type="float" office:value="11.8333">
            <text:p>11.83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8.33333">
            <text:p>8.33333</text:p>
          </table:table-cell>
          <table:table-cell office:value-type="float" office:value="11.6667">
            <text:p>11.66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4.3333">
            <text:p>14.33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2.5">
            <text:p>12.5</text:p>
          </table:table-cell>
          <table:table-cell office:value-type="float" office:value="12.6667">
            <text:p>12.66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9.1667">
            <text:p>19.1667</text:p>
          </table:table-cell>
          <table:table-cell office:value-type="float" office:value="11.3333">
            <text:p>11.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26.1667">
            <text:p>26.1667</text:p>
          </table:table-cell>
          <table:table-cell office:value-type="float" office:value="14.6667">
            <text:p>14.666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21.6667">
            <text:p>21.666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42.1667">
            <text:p>42.1667</text:p>
          </table:table-cell>
          <table:table-cell office:value-type="float" office:value="22.8333">
            <text:p>22.833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51.3333">
            <text:p>51.3333</text:p>
          </table:table-cell>
          <table:table-cell office:value-type="float" office:value="18.1667">
            <text:p>18.1667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y </meta:initial-creator>
    <meta:creation-date>2014-04-14T19:47:29</meta:creation-date>
    <dc:date>2014-04-14T19:55:13</dc:date>
    <dc:creator>jenny </dc:creator>
    <meta:editing-duration>PT5M10S</meta:editing-duration>
    <meta:editing-cycles>4</meta:editing-cycles>
    <meta:generator>LibreOffice/4.0.2.2$Linux_x86 LibreOffice_project/400m0$Build-2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Fitness vs Generation</text:p>
        </chart:title>
        <chart:legend chart:legend-position="end" svg:x="12.776cm" svg:y="3.703cm" style:legend-expansion="high" chart:style-name="ch3"/>
        <chart:plot-area chart:style-name="ch4" table:cell-range-address="Sheet1.A1:Sheet1.D17" chart:data-source-has-labels="row" svg:x="1.331cm" svg:y="1.635cm" svg:width="10.806cm" svg:height="6.204cm">
          <chartooo:coordinate-region svg:x="1.952cm" svg:y="1.834cm" svg:width="9.998cm" svg:height="5.358cm"/>
          <chart:axis chart:dimension="x" chart:name="primary-x" chart:style-name="ch5">
            <chart:title svg:x="5.565cm" svg:y="8.019cm" chart:style-name="ch6">
              <text:p># of Generation</text:p>
            </chart:title>
          </chart:axis>
          <chart:axis chart:dimension="y" chart:name="primary-y" chart:style-name="ch5">
            <chart:title svg:x="0.451cm" svg:y="5.31cm" chart:style-name="ch7">
              <text:p>Fitness</text:p>
            </chart:title>
            <chart:grid chart:style-name="ch8" chart:class="major"/>
          </chart:axis>
          <chart:series chart:style-name="ch9" chart:values-cell-range-address="Sheet1.B1:Sheet1.B17" chart:label-cell-address="" chart:class="chart:scatter">
            <chart:domain table:cell-range-address="Sheet1.A1:Sheet1.A17"/>
            <chart:data-point chart:repeated="17"/>
          </chart:series>
          <chart:series chart:style-name="ch10" chart:values-cell-range-address="Sheet1.C1:Sheet1.C17" chart:label-cell-address="" chart:class="chart:scatter">
            <chart:data-point chart:repeated="17"/>
          </chart:series>
          <chart:series chart:style-name="ch11" chart:values-cell-range-address="Sheet1.D1:Sheet1.D17" chart:label-cell-address="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_fitness</text:p>
              </table:table-cell>
              <table:table-cell office:value-type="string">
                <text:p>avg_fitness</text:p>
              </table:table-cell>
              <table:table-cell office:value-type="string">
                <text:p>avg_siz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7</svg:desc>
                </draw:g>
              </table:table-cell>
              <table:table-cell office:value-type="float" office:value="26">
                <text:p>26</text:p>
                <draw:g>
                  <svg:desc>Sheet1.B1:Sheet1.B17</svg:desc>
                </draw:g>
              </table:table-cell>
              <table:table-cell office:value-type="float" office:value="6.5">
                <text:p>6.5</text:p>
                <draw:g>
                  <svg:desc>Sheet1.C1:Sheet1.C17</svg:desc>
                </draw:g>
              </table:table-cell>
              <table:table-cell office:value-type="float" office:value="7.16667">
                <text:p>7.16667</text:p>
                <draw:g>
                  <svg:desc>Sheet1.D1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9.16667">
                <text:p>9.1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8.16667">
                <text:p>8.1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7.33333">
                <text:p>7.33333</text:p>
              </table:table-cell>
              <table:table-cell office:value-type="float" office:value="8.16667">
                <text:p>8.1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7.83333">
                <text:p>7.83333</text:p>
              </table:table-cell>
              <table:table-cell office:value-type="float" office:value="8.16667">
                <text:p>8.1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11.8333">
                <text:p>11.8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8.33333">
                <text:p>8.33333</text:p>
              </table:table-cell>
              <table:table-cell office:value-type="float" office:value="11.6667">
                <text:p>11.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4.3333">
                <text:p>14.3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12.5">
                <text:p>12.5</text:p>
              </table:table-cell>
              <table:table-cell office:value-type="float" office:value="12.6667">
                <text:p>12.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19.1667">
                <text:p>19.1667</text:p>
              </table:table-cell>
              <table:table-cell office:value-type="float" office:value="11.3333">
                <text:p>11.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26.1667">
                <text:p>26.1667</text:p>
              </table:table-cell>
              <table:table-cell office:value-type="float" office:value="14.6667">
                <text:p>14.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1.6667">
                <text:p>21.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2.1667">
                <text:p>42.1667</text:p>
              </table:table-cell>
              <table:table-cell office:value-type="float" office:value="22.8333">
                <text:p>22.8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51.3333">
                <text:p>51.3333</text:p>
              </table:table-cell>
              <table:table-cell office:value-type="float" office:value="18.1667">
                <text:p>18.1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 3" chart:style-name="ch1">
        <chart:title svg:x="5.734cm" svg:y="0.316cm" chart:style-name="ch2">
          <text:p>Fitness vs Generation</text:p>
        </chart:title>
        <chart:legend chart:legend-position="end" svg:x="13.147cm" svg:y="3.454cm" style:legend-expansion="high" chart:style-name="ch3"/>
        <chart:plot-area chart:style-name="ch4" table:cell-range-address="Sheet1.A1:Sheet1.D17" svg:x="1.331cm" svg:y="1.635cm" svg:width="11.177cm" svg:height="6.204cm">
          <chartooo:coordinate-region svg:x="1.952cm" svg:y="1.834cm" svg:width="10.369cm" svg:height="5.358cm"/>
          <chart:axis chart:dimension="x" chart:name="primary-x" chart:style-name="ch5">
            <chart:title svg:x="5.75cm" svg:y="8.019cm" chart:style-name="ch6">
              <text:p># of Generation</text:p>
            </chart:title>
          </chart:axis>
          <chart:axis chart:dimension="y" chart:name="primary-y" chart:style-name="ch5">
            <chart:title svg:x="0.451cm" svg:y="5.31cm" chart:style-name="ch7">
              <text:p>Fitness</text:p>
            </chart:title>
            <chart:grid chart:style-name="ch8" chart:class="major"/>
          </chart:axis>
          <chart:series chart:style-name="ch9" chart:values-cell-range-address="Sheet1.B1:Sheet1.B17" chart:class="chart:scatter">
            <chart:domain table:cell-range-address="Sheet1.A1:Sheet1.A17"/>
            <chart:data-point chart:repeated="17"/>
          </chart:series>
          <chart:series chart:style-name="ch10" chart:values-cell-range-address="Sheet1.C1:Sheet1.C17" chart:class="chart:scatter">
            <chart:data-point chart:repeated="17"/>
          </chart:series>
          <chart:series chart:style-name="ch11" chart:values-cell-range-address="Sheet1.D1:Sheet1.D17" chart:class="chart:scatter">
            <chart:data-point chart:repeated="17"/>
          </chart:series>
          <chart:series chart:style-name="ch12" chart:values-cell-range-address="Sheet1.D1:Sheet1.D17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7</svg:desc>
                </draw:g>
              </table:table-cell>
              <table:table-cell office:value-type="float" office:value="26">
                <text:p>26</text:p>
                <draw:g>
                  <svg:desc>Sheet1.B1:Sheet1.B17</svg:desc>
                </draw:g>
              </table:table-cell>
              <table:table-cell office:value-type="float" office:value="6.5">
                <text:p>6.5</text:p>
                <draw:g>
                  <svg:desc>Sheet1.C1:Sheet1.C17</svg:desc>
                </draw:g>
              </table:table-cell>
              <table:table-cell office:value-type="float" office:value="7.16667">
                <text:p>7.16667</text:p>
                <draw:g>
                  <svg:desc>Sheet1.D1:Sheet1.D17</svg:desc>
                </draw:g>
              </table:table-cell>
              <table:table-cell office:value-type="float" office:value="7.16667">
                <text:p>7.16667</text:p>
                <draw:g>
                  <svg:desc>Sheet1.D1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9.16667">
                <text:p>9.16667</text:p>
              </table:table-cell>
              <table:table-cell office:value-type="float" office:value="9.16667">
                <text:p>9.1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8.16667">
                <text:p>8.1666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7.33333">
                <text:p>7.33333</text:p>
              </table:table-cell>
              <table:table-cell office:value-type="float" office:value="8.16667">
                <text:p>8.16667</text:p>
              </table:table-cell>
              <table:table-cell office:value-type="float" office:value="8.16667">
                <text:p>8.1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7.83333">
                <text:p>7.83333</text:p>
              </table:table-cell>
              <table:table-cell office:value-type="float" office:value="8.16667">
                <text:p>8.16667</text:p>
              </table:table-cell>
              <table:table-cell office:value-type="float" office:value="8.16667">
                <text:p>8.1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11.8333">
                <text:p>11.8333</text:p>
              </table:table-cell>
              <table:table-cell office:value-type="float" office:value="11.8333">
                <text:p>11.8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8.33333">
                <text:p>8.33333</text:p>
              </table:table-cell>
              <table:table-cell office:value-type="float" office:value="11.6667">
                <text:p>11.6667</text:p>
              </table:table-cell>
              <table:table-cell office:value-type="float" office:value="11.6667">
                <text:p>11.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4.3333">
                <text:p>14.333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12.5">
                <text:p>12.5</text:p>
              </table:table-cell>
              <table:table-cell office:value-type="float" office:value="12.6667">
                <text:p>12.6667</text:p>
              </table:table-cell>
              <table:table-cell office:value-type="float" office:value="12.6667">
                <text:p>12.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19.1667">
                <text:p>19.1667</text:p>
              </table:table-cell>
              <table:table-cell office:value-type="float" office:value="11.3333">
                <text:p>11.3333</text:p>
              </table:table-cell>
              <table:table-cell office:value-type="float" office:value="11.3333">
                <text:p>11.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20.5">
                <text:p>20.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26.1667">
                <text:p>26.1667</text:p>
              </table:table-cell>
              <table:table-cell office:value-type="float" office:value="14.6667">
                <text:p>14.6667</text:p>
              </table:table-cell>
              <table:table-cell office:value-type="float" office:value="14.6667">
                <text:p>14.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1.6667">
                <text:p>21.6667</text:p>
              </table:table-cell>
              <table:table-cell office:value-type="float" office:value="21.6667">
                <text:p>21.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2.1667">
                <text:p>42.1667</text:p>
              </table:table-cell>
              <table:table-cell office:value-type="float" office:value="22.8333">
                <text:p>22.8333</text:p>
              </table:table-cell>
              <table:table-cell office:value-type="float" office:value="22.8333">
                <text:p>22.8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51.3333">
                <text:p>51.3333</text:p>
              </table:table-cell>
              <table:table-cell office:value-type="float" office:value="18.1667">
                <text:p>18.1667</text:p>
              </table:table-cell>
              <table:table-cell office:value-type="float" office:value="18.1667">
                <text:p>18.1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Fitness vs Generation</text:p>
        </chart:title>
        <chart:legend chart:legend-position="end" svg:x="13.147cm" svg:y="3.703cm" style:legend-expansion="high" chart:style-name="ch3"/>
        <chart:plot-area chart:style-name="ch4" table:cell-range-address="Sheet1.A1:Sheet1.D17" svg:x="1.331cm" svg:y="1.635cm" svg:width="11.177cm" svg:height="6.204cm">
          <chartooo:coordinate-region svg:x="1.952cm" svg:y="1.834cm" svg:width="10.369cm" svg:height="5.358cm"/>
          <chart:axis chart:dimension="x" chart:name="primary-x" chart:style-name="ch5">
            <chart:title svg:x="5.75cm" svg:y="8.019cm" chart:style-name="ch6">
              <text:p># of Generation</text:p>
            </chart:title>
          </chart:axis>
          <chart:axis chart:dimension="y" chart:name="primary-y" chart:style-name="ch5">
            <chart:title svg:x="0.451cm" svg:y="5.31cm" chart:style-name="ch7">
              <text:p>Fitness</text:p>
            </chart:title>
            <chart:grid chart:style-name="ch8" chart:class="major"/>
          </chart:axis>
          <chart:series chart:style-name="ch9" chart:values-cell-range-address="Sheet1.B1:Sheet1.B17" chart:class="chart:scatter">
            <chart:domain table:cell-range-address="Sheet1.A1:Sheet1.A17"/>
            <chart:data-point chart:repeated="17"/>
          </chart:series>
          <chart:series chart:style-name="ch10" chart:values-cell-range-address="Sheet1.C1:Sheet1.C17" chart:class="chart:scatter">
            <chart:data-point chart:repeated="17"/>
          </chart:series>
          <chart:series chart:style-name="ch11" chart:values-cell-range-address="Sheet1.D1:Sheet1.D17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7</svg:desc>
                </draw:g>
              </table:table-cell>
              <table:table-cell office:value-type="float" office:value="26">
                <text:p>26</text:p>
                <draw:g>
                  <svg:desc>Sheet1.B1:Sheet1.B17</svg:desc>
                </draw:g>
              </table:table-cell>
              <table:table-cell office:value-type="float" office:value="6.5">
                <text:p>6.5</text:p>
                <draw:g>
                  <svg:desc>Sheet1.C1:Sheet1.C17</svg:desc>
                </draw:g>
              </table:table-cell>
              <table:table-cell office:value-type="float" office:value="7.16667">
                <text:p>7.16667</text:p>
                <draw:g>
                  <svg:desc>Sheet1.D1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9.16667">
                <text:p>9.1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8.16667">
                <text:p>8.1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7.33333">
                <text:p>7.33333</text:p>
              </table:table-cell>
              <table:table-cell office:value-type="float" office:value="8.16667">
                <text:p>8.1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7.83333">
                <text:p>7.83333</text:p>
              </table:table-cell>
              <table:table-cell office:value-type="float" office:value="8.16667">
                <text:p>8.1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11.8333">
                <text:p>11.8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8.33333">
                <text:p>8.33333</text:p>
              </table:table-cell>
              <table:table-cell office:value-type="float" office:value="11.6667">
                <text:p>11.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4.3333">
                <text:p>14.3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12.5">
                <text:p>12.5</text:p>
              </table:table-cell>
              <table:table-cell office:value-type="float" office:value="12.6667">
                <text:p>12.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19.1667">
                <text:p>19.1667</text:p>
              </table:table-cell>
              <table:table-cell office:value-type="float" office:value="11.3333">
                <text:p>11.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26.1667">
                <text:p>26.1667</text:p>
              </table:table-cell>
              <table:table-cell office:value-type="float" office:value="14.6667">
                <text:p>14.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1.6667">
                <text:p>21.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2.1667">
                <text:p>42.1667</text:p>
              </table:table-cell>
              <table:table-cell office:value-type="float" office:value="22.8333">
                <text:p>22.8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51.3333">
                <text:p>51.3333</text:p>
              </table:table-cell>
              <table:table-cell office:value-type="float" office:value="18.1667">
                <text:p>18.1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